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P6" style:family="paragraph" style:parent-style-name="Standard" style:list-style-name="L3">
      <style:text-properties fo:font-weight="normal" style:font-weight-asian="normal" style:font-weight-complex="normal"/>
    </style:style>
    <style:style style:name="P7" style:family="paragraph" style:parent-style-name="Standard" style:list-style-name="L4">
      <style:text-properties fo:font-weight="normal" style:font-weight-asian="normal" style:font-weight-complex="normal"/>
    </style:style>
    <style:style style:name="P8" style:family="paragraph" style:parent-style-name="Standard" style:list-style-name="L5">
      <style:text-properties fo:font-weight="normal" style:font-weight-asian="normal" style:font-weight-complex="normal"/>
    </style:style>
    <style:style style:name="P9" style:family="paragraph" style:parent-style-name="Standard" style:list-style-name="L6">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5.1 Link Layer: Introduction and services</text:p>
      <text:p text:style-name="Standard">Nodes = computers or routers</text:p>
      <text:p text:style-name="Standard">links = the links between all these nodes</text:p>
      <text:p text:style-name="Standard"/>
      <text:p text:style-name="P2">The services provided by the link layer</text:p>
      <text:p text:style-name="P2">frames = units of data exchanged by link layer protocol</text:p>
      <text:p text:style-name="P2">Examples of link layer protocols: Ethernet, WiFi, token ring and PPP</text:p>
      <text:p text:style-name="P2"><text:line-break/>Link layer protocol encapsulates network layer</text:p>
      <text:p text:style-name="P2">On the link layer only direct links are used for sending fro source to destination and every time different services are used:</text:p>
      <text:p text:style-name="P2"/>
      <text:list xml:id="list618151534" text:style-name="L1">
        <text:list-item>
          <text:p text:style-name="P4">Framing: Placing a header (and trail) to the network datagram</text:p>
        </text:list-item>
        <text:list-item>
          <text:p text:style-name="P4">Link Access. In case of multiple active nodes <text:s/>the MAC protocol is used to give the right link access ( Medium Access Control)</text:p>
        </text:list-item>
        <text:list-item>
          <text:p text:style-name="P4">Reliable delivery. Works the same way as TCP in case of reliable delivery. Is important in cases like wireless, but has too much overhead in case of wired transmission. Is used so that not at the TCP level alone the errors can be detected</text:p>
        </text:list-item>
        <text:list-item>
          <text:p text:style-name="P4">Flow control. Not overwhelming the receiver with too much data, just like in the transport layer</text:p>
        </text:list-item>
        <text:list-item>
          <text:p text:style-name="P4">Error detection. Bit checking to be certain no errors occurred. In case of transport layer en network layer this is done by checksum, but in case of link layer this is more sophisticated</text:p>
        </text:list-item>
        <text:list-item>
          <text:p text:style-name="P4">Error correction.</text:p>
        </text:list-item>
        <text:list-item>
          <text:p text:style-name="P4">Half duplex and full duplex. Full duplex = both sides can transmit at the same time. Half duplex: <text:s/>A node cannot both transmit and receive at the same time</text:p>
        </text:list-item>
      </text:list>
      <text:p text:style-name="P2"/>
      <text:p text:style-name="P2">Most services are the same as on the transport layer . Differences:</text:p>
      <text:p text:style-name="P2">-Reliable data is now not tested between end to end hosts but on a single link</text:p>
      <text:p text:style-name="P2">-Same for flow control; only between links in case of the link layer</text:p>
      <text:p text:style-name="P2"/>
      <text:list xml:id="list2030055710" text:style-name="L2">
        <text:list-item>
          <text:list>
            <text:list-item>
              <text:list>
                <text:list-item>
                  <text:p text:style-name="P5">Where is the link layer implemented?</text:p>
                </text:list-item>
              </text:list>
            </text:list-item>
          </text:list>
        </text:list-item>
      </text:list>
      <text:p text:style-name="P2">Link layer is implemented on the NIC ( Network Interface Card). So functionality is mostly in hardware. Software side = receiving the datagram from the network layer, assembling addressing information for the link layer, activating the controller hardware. On the receiving software side= responds to interrupts from the controller(reception from frames)m handling errors and sending to the network layer</text:p>
      <text:p text:style-name="P2"/>
      <text:list xml:id="list2079566961" text:style-name="L3">
        <text:list-item>
          <text:list>
            <text:list-item>
              <text:p text:style-name="P6">Multiple Access Protocols</text:p>
            </text:list-item>
          </text:list>
        </text:list-item>
      </text:list>
      <text:p text:style-name="P2">Multiple access problem = How to send a packet to multiple nodes (by broadcast)</text:p>
      <text:p text:style-name="P2">Multiple Access Protocol = Rules with which nodes regulate their <text:s/>transmission into the shared broadcast channel.</text:p>
      <text:p text:style-name="P2">In case of a collission all messages are lost ( cause they got entangled)</text:p>
      <text:p text:style-name="P2"/>
      <text:p text:style-name="P2">For Multiple accress protocols . If <text:s/>a broadcast channel has a rate of R bps than:</text:p>
      <text:list xml:id="list1720372523" text:style-name="L4">
        <text:list-item>
          <text:p text:style-name="P7">When only one node is sending, than that node has a throughput of R bps</text:p>
        </text:list-item>
        <text:list-item>
          <text:p text:style-name="P7">When M nodes have data to send the throughput for each node is R/M</text:p>
        </text:list-item>
        <text:list-item>
          <text:p text:style-name="P7">There is no master node that represents a single point of failure for the network</text:p>
        </text:list-item>
        <text:list-item>
          <text:p text:style-name="P7">it should be simple</text:p>
        </text:list-item>
      </text:list>
      <text:p text:style-name="P2"/>
      <text:p text:style-name="P2">Three categories: Channel partitioning protocols, Random Access Protocols, Taking turns protocols</text:p>
      <text:p text:style-name="P2"/>
      <text:list xml:id="list643827758" text:style-name="L5">
        <text:list-item>
          <text:list>
            <text:list-item>
              <text:list>
                <text:list-item>
                  <text:p text:style-name="P8">Channeling partitioning protocols</text:p>
                </text:list-item>
                <text:list-item>
                  <text:p text:style-name="P8"><text:soft-page-break/>Random Access Protocols</text:p>
                </text:list-item>
              </text:list>
            </text:list-item>
          </text:list>
        </text:list-item>
      </text:list>
      <text:p text:style-name="P2">A transmitting node always transmits on full rate. If threre is a collision, each node waits for a random amount of time after which they start rapidly retransmitting the collisioned packets. Because of the random delays one of the colliders will now be able to sneak in its packets before the other</text:p>
      <text:p text:style-name="P2"/>
      <text:p text:style-name="P1">Slotted ALOHA</text:p>
      <text:p text:style-name="P2">Simple random access protocol</text:p>
      <text:list xml:id="list1734255197" text:style-name="L6">
        <text:list-item>
          <text:p text:style-name="P9">All frames L bits</text:p>
        </text:list-item>
        <text:list-item>
          <text:p text:style-name="P9">Time is divided in slots of L/R seconds(slot equals time to transmit one frame)</text:p>
        </text:list-item>
        <text:list-item>
          <text:p text:style-name="P9">Nodes transmit only at beginning of slot</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4T22:27:52</meta:creation-date>
    <dc:date>2012-12-05T13:23:07</dc:date>
    <meta:editing-duration>PT26M16S</meta:editing-duration>
    <meta:editing-cycles>8</meta:editing-cycles>
    <meta:generator>LibreOffice/3.5$Linux_x86 LibreOffice_project/350m1$Build-2</meta:generator>
    <meta:document-statistic meta:table-count="0" meta:image-count="0" meta:object-count="0" meta:page-count="2" meta:paragraph-count="38" meta:word-count="567" meta:character-count="2026" meta:non-whitespace-character-count="2743"/>
  </office:meta>
</office:document-meta>
</file>